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writing-mode="lr-tb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fo:background-color="#ffff00"/>
    </style:style>
    <style:style style:name="T4" style:family="text">
      <style:text-properties fo:background-color="#ffff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are several more practice questions; you should be able to use the function design recipe to solve these. (If you can't, feel free to discuss them on the LTP1 discussion boards; the LTP2 boards are not yet ready.)<text:line-break/><text:line-break/>• Write a function that has one parameter, a list of integers, and returns the sum of those integers.<text:line-break/><text:line-break/>• Write a function that has one parameter, a list of integers, and returns the sum of the positive integers.<text:line-break/><text:line-break/>• Write a function that has one parameter, a dictionary of {str: int}, and returns the sum of the integers that appear as values.</text:p>
      <text:p text:style-name="Standard"><text:tab/>→ recall that dictionaries are a built-in Python type<text:line-break/><text:line-break/>• Write a function that has one parameter, a dictionary of {str: int}, and returns the sum of the integers whose str keys start with a lowercase vowel.<text:line-break/><text:line-break/>• Write a function that has one parameter, a file opened for reading, and returns the number of characters in that file.<text:line-break/><text:line-break/>• Write a function that has one parameter, a file opened for reading, and returns the number of characters on lines that begin with a lowercase letter.<office:annotation><dc:creator>Unknown Author</dc:creator><dc:date>2013-03-05T18:25:22.09</dc:date><text:p text:style-name="P8"><text:span text:style-name="T7">See week 6 notes from LTP1</text:span></text:p></office:annotation><text:line-break/></text:p>
      <text:p text:style-name="Standard"/>
      <text:p text:style-name="Standard">&gt; to<text:span text:style-name="T1"> find out what built-in functions are available</text:span>, call dir – as in dir(__builtins__), which yields <text:tab/>a long list of functions; only those in lowercase are of interest</text:p>
      <text:p text:style-name="Standard">&gt; to<text:span text:style-name="T1"> find out more about a function</text:span>, call help on it – e.g., to find out more about abs, </text:p>
      <text:p text:style-name="P3"><text:tab/>&gt;&gt;&gt; help(abs) – this returns a description of the function, showing that it takes one <text:tab/><text:tab/><text:tab/>argument, a number, and returns a number that is the absolute value of the argument</text:p>
      <text:p text:style-name="Standard">Udacity dictionary notes</text:p>
      <text:p text:style-name="Standard"/>
      <text:p text:style-name="P1">-Using Dictionaries</text:p>
      <text:p text:style-name="Text_20_body"><text:bookmark text:name="line-758"/>&gt; You can create a dictionary using <text:span text:style-name="Strong_20_Emphasis">{ }</text:span>. For the example below, the key:value pairs are the chemical <text:tab/>elements along with their atomic numbers. </text:p>
      <text:p text:style-name="P4"><text:bookmark text:name="CA-dcb4beb3d0b368db8097c38a7137465eb9c3a482"/><text:a xlink:type="simple" xlink:href="http://wiki.udacity.com/CS101%20Unit%205#CA-dcb4beb3d0b368db8097c38a7137465eb9c3a482_1"><text:s text:c="3"/></text:a><text:a xlink:type="simple" xlink:href="http://wiki.udacity.com/CS101%20Unit%205#CA-dcb4beb3d0b368db8097c38a7137465eb9c3a482_1">1</text:a><text:span text:style-name="T2"> </text:span><text:bookmark text:name="CA-dcb4beb3d0b368db8097c38a7137465eb9c3a482_1"/><text:bookmark text:name="line-1-76"/><text:span text:style-name="T2">elements = { 'hydrogen': 1, 'helium': 2, 'carbon': 6 }</text:span></text:p>
      <text:p text:style-name="P4"><text:a xlink:type="simple" xlink:href="http://wiki.udacity.com/CS101%20Unit%205#CA-dcb4beb3d0b368db8097c38a7137465eb9c3a482_2"><text:s text:c="3"/></text:a><text:a xlink:type="simple" xlink:href="http://wiki.udacity.com/CS101%20Unit%205#CA-dcb4beb3d0b368db8097c38a7137465eb9c3a482_2">2</text:a><text:span text:style-name="T2"> </text:span><text:bookmark text:name="CA-dcb4beb3d0b368db8097c38a7137465eb9c3a482_2"/><text:bookmark text:name="line-2-24"/></text:p>
      <text:p text:style-name="P4"><text:a xlink:type="simple" xlink:href="http://wiki.udacity.com/CS101%20Unit%205#CA-dcb4beb3d0b368db8097c38a7137465eb9c3a482_3"><text:s text:c="3"/></text:a><text:a xlink:type="simple" xlink:href="http://wiki.udacity.com/CS101%20Unit%205#CA-dcb4beb3d0b368db8097c38a7137465eb9c3a482_3">3</text:a><text:span text:style-name="T2"> </text:span><text:bookmark text:name="CA-dcb4beb3d0b368db8097c38a7137465eb9c3a482_3"/><text:bookmark text:name="line-3-20"/><text:span text:style-name="T2">print elements</text:span></text:p>
      <text:p text:style-name="P5"><text:a xlink:type="simple" xlink:href="http://wiki.udacity.com/CS101%20Unit%205#CA-dcb4beb3d0b368db8097c38a7137465eb9c3a482_4"><text:s text:c="3"/></text:a><text:a xlink:type="simple" xlink:href="http://wiki.udacity.com/CS101%20Unit%205#CA-dcb4beb3d0b368db8097c38a7137465eb9c3a482_4">4</text:a><text:span text:style-name="T2"> </text:span><text:bookmark text:name="CA-dcb4beb3d0b368db8097c38a7137465eb9c3a482_4"/><text:bookmark text:name="line-4-16"/><text:span text:style-name="T2">{'helium': 2, 'hydrogen': 1, 'carbon': 6}</text:span></text:p>
      <text:p text:style-name="Standard"><text:bookmark text:name="line-765"/>&gt; Unlike with a list, when the elements are printed out, the <text:span text:style-name="T1">key:value pairs</text:span> c<text:span text:style-name="T4">an be in a different <text:tab/>order from the order they were entered into the dictionary.</text:span></text:p>
      <text:p text:style-name="Standard"><text:tab/>&gt;&gt; When you made a hash table and put elements into it, you saw that the position of the <text:tab/><text:tab/>elements in the table was not necessarily the same order as they were entered – it <text:tab/><text:tab/><text:span text:style-name="T5">depended on the key and the hash function. </text:span></text:p>
      <text:p text:style-name="Standard"><text:tab/>&gt;&gt; You see the same thing with the dictionary as with your hash table, because the <text:tab/><text:tab/><text:tab/>dictionary is implemented like a hash table.<text:bookmark text:name="line-766"/><text:bookmark text:name="line-767"/></text:p>
      <text:p text:style-name="Standard">&gt; When you look up a chemical element in the dictionary, the <text:span text:style-name="T4">value associated with that element is <text:tab/>returned. </text:span></text:p>
      <text:p text:style-name="P4"><text:bookmark text:name="CA-1c1a4ca348349e9b13e031b39315182b6bf8fc5d"/><text:a xlink:type="simple" xlink:href="http://wiki.udacity.com/CS101%20Unit%205#CA-1c1a4ca348349e9b13e031b39315182b6bf8fc5d_1"><text:s text:c="3"/></text:a><text:a xlink:type="simple" xlink:href="http://wiki.udacity.com/CS101%20Unit%205#CA-1c1a4ca348349e9b13e031b39315182b6bf8fc5d_1">1</text:a><text:span text:style-name="T2"> </text:span><text:bookmark text:name="CA-1c1a4ca348349e9b13e031b39315182b6bf8fc5d_1"/><text:bookmark text:name="line-1-78"/><text:span text:style-name="T2">print elements['hydrogen']</text:span></text:p>
      <text:p text:style-name="P4"><text:a xlink:type="simple" xlink:href="http://wiki.udacity.com/CS101%20Unit%205#CA-1c1a4ca348349e9b13e031b39315182b6bf8fc5d_2"><text:s text:c="3"/></text:a><text:a xlink:type="simple" xlink:href="http://wiki.udacity.com/CS101%20Unit%205#CA-1c1a4ca348349e9b13e031b39315182b6bf8fc5d_2">2</text:a><text:span text:style-name="T2"> </text:span><text:bookmark text:name="CA-1c1a4ca348349e9b13e031b39315182b6bf8fc5d_2"/><text:bookmark text:name="line-2-25"/><text:span text:style-name="T2">1</text:span></text:p>
      <text:p text:style-name="P4"><text:a xlink:type="simple" xlink:href="http://wiki.udacity.com/CS101%20Unit%205#CA-1c1a4ca348349e9b13e031b39315182b6bf8fc5d_3"><text:s text:c="3"/></text:a><text:a xlink:type="simple" xlink:href="http://wiki.udacity.com/CS101%20Unit%205#CA-1c1a4ca348349e9b13e031b39315182b6bf8fc5d_3">3</text:a><text:span text:style-name="T2"> </text:span><text:bookmark text:name="CA-1c1a4ca348349e9b13e031b39315182b6bf8fc5d_3"/><text:bookmark text:name="line-3-21"/><text:span text:style-name="T2">print elements['carbon']</text:span></text:p>
      <text:p text:style-name="P5"><text:a xlink:type="simple" xlink:href="http://wiki.udacity.com/CS101%20Unit%205#CA-1c1a4ca348349e9b13e031b39315182b6bf8fc5d_4"><text:s text:c="3"/></text:a><text:a xlink:type="simple" xlink:href="http://wiki.udacity.com/CS101%20Unit%205#CA-1c1a4ca348349e9b13e031b39315182b6bf8fc5d_4">4</text:a><text:span text:style-name="T2"> </text:span><text:bookmark text:name="CA-1c1a4ca348349e9b13e031b39315182b6bf8fc5d_4"/><text:bookmark text:name="line-4-17"/><text:span text:style-name="T2">6</text:span></text:p>
      <text:p text:style-name="Standard"><text:bookmark text:name="line-774"/><text:span text:style-name="T2">&gt; </text:span>What do you think will happen when you try to look up an element that is not in the list? </text:p>
      <text:p text:style-name="P4"><text:bookmark text:name="CA-6b5aa8fc6eb6984e211761c47cb80fc4e6d1db81"/><text:soft-page-break/><text:a xlink:type="simple" xlink:href="http://wiki.udacity.com/CS101%20Unit%205#CA-6b5aa8fc6eb6984e211761c47cb80fc4e6d1db81_1"><text:s text:c="3"/></text:a><text:a xlink:type="simple" xlink:href="http://wiki.udacity.com/CS101%20Unit%205#CA-6b5aa8fc6eb6984e211761c47cb80fc4e6d1db81_1">1</text:a><text:span text:style-name="T2"> </text:span><text:bookmark text:name="CA-6b5aa8fc6eb6984e211761c47cb80fc4e6d1db81_1"/><text:bookmark text:name="line-1-80"/><text:span text:style-name="T2">print elements['lithium']</text:span></text:p>
      <text:p text:style-name="P4"><text:a xlink:type="simple" xlink:href="http://wiki.udacity.com/CS101%20Unit%205#CA-6b5aa8fc6eb6984e211761c47cb80fc4e6d1db81_2"><text:s text:c="3"/></text:a><text:a xlink:type="simple" xlink:href="http://wiki.udacity.com/CS101%20Unit%205#CA-6b5aa8fc6eb6984e211761c47cb80fc4e6d1db81_2">2</text:a><text:span text:style-name="T2"> </text:span><text:bookmark text:name="CA-6b5aa8fc6eb6984e211761c47cb80fc4e6d1db81_2"/><text:bookmark text:name="line-2-26"/><text:span text:style-name="T2">Traceback (most recent call last):</text:span></text:p>
      <text:p text:style-name="P4"><text:a xlink:type="simple" xlink:href="http://wiki.udacity.com/CS101%20Unit%205#CA-6b5aa8fc6eb6984e211761c47cb80fc4e6d1db81_3"><text:s text:c="3"/></text:a><text:a xlink:type="simple" xlink:href="http://wiki.udacity.com/CS101%20Unit%205#CA-6b5aa8fc6eb6984e211761c47cb80fc4e6d1db81_3">3</text:a><text:span text:style-name="T2"> </text:span><text:bookmark text:name="CA-6b5aa8fc6eb6984e211761c47cb80fc4e6d1db81_3"/><text:bookmark text:name="line-3-22"/><text:span text:style-name="T2"><text:s/>File "C:\Users\Sarah\Documents\courses\python\dummy.py", line 5, in &lt;module&gt;</text:span></text:p>
      <text:p text:style-name="P4"><text:a xlink:type="simple" xlink:href="http://wiki.udacity.com/CS101%20Unit%205#CA-6b5aa8fc6eb6984e211761c47cb80fc4e6d1db81_4"><text:s text:c="3"/></text:a><text:a xlink:type="simple" xlink:href="http://wiki.udacity.com/CS101%20Unit%205#CA-6b5aa8fc6eb6984e211761c47cb80fc4e6d1db81_4">4</text:a><text:span text:style-name="T2"> </text:span><text:bookmark text:name="CA-6b5aa8fc6eb6984e211761c47cb80fc4e6d1db81_4"/><text:bookmark text:name="line-4-18"/><text:span text:style-name="T2"><text:s text:c="8"/>print elements['lithium']</text:span></text:p>
      <text:p text:style-name="P5"><text:a xlink:type="simple" xlink:href="http://wiki.udacity.com/CS101%20Unit%205#CA-6b5aa8fc6eb6984e211761c47cb80fc4e6d1db81_5"><text:s text:c="3"/></text:a><text:a xlink:type="simple" xlink:href="http://wiki.udacity.com/CS101%20Unit%205#CA-6b5aa8fc6eb6984e211761c47cb80fc4e6d1db81_5">5</text:a><text:span text:style-name="T2"> </text:span><text:bookmark text:name="CA-6b5aa8fc6eb6984e211761c47cb80fc4e6d1db81_5"/><text:bookmark text:name="line-5-14"/><text:span text:style-name="T3">KeyError: 'lithium'</text:span></text:p>
      <text:p text:style-name="Standard"><text:bookmark text:name="line-782"/><text:bookmark text:name="line-783"/><text:tab/>&gt;&gt; You get a KeyError which tells you that "lithium" is not in the dictionary. Unlike in your <text:tab/><text:tab/>lookup procedure, in which you defined it to return None if the key is not there, you <text:tab/><text:tab/>get an error if <text:tab/>a key is not in a dictionary and you try to do a lookup on it.<text:bookmark text:name="line-784"/><text:bookmark text:name="line-785"/></text:p>
      <text:p text:style-name="Text_20_body"><text:tab/>&gt;&gt; <text:bookmark text:name="key error"/>To prevent this error, you can<text:span text:style-name="T4"> check if a </text:span><text:span text:style-name="Strong_20_Emphasis"><text:span text:style-name="T4">key</text:span></text:span><text:span text:style-name="T4"> is in the dictionary using in</text:span>, just like with <text:tab/><text:tab/>lists. Just like for lists, it will return True if the key in in the list and <text:span text:style-name="Strong_20_Emphasis">False</text:span> if it is not. </text:p>
      <text:p text:style-name="P4"><text:bookmark text:name="CA-43639bd1ffc107c2b576a81548c387731fb2123d"/><text:a xlink:type="simple" xlink:href="http://wiki.udacity.com/CS101%20Unit%205#CA-43639bd1ffc107c2b576a81548c387731fb2123d_1"><text:s text:c="3"/></text:a><text:a xlink:type="simple" xlink:href="http://wiki.udacity.com/CS101%20Unit%205#CA-43639bd1ffc107c2b576a81548c387731fb2123d_1">1</text:a><text:span text:style-name="T2"> </text:span><text:bookmark text:name="CA-43639bd1ffc107c2b576a81548c387731fb2123d_1"/><text:bookmark text:name="line-1-82"/><text:span text:style-name="T2">print 'lithium' in elements</text:span></text:p>
      <text:p text:style-name="P5"><text:a xlink:type="simple" xlink:href="http://wiki.udacity.com/CS101%20Unit%205#CA-43639bd1ffc107c2b576a81548c387731fb2123d_2"><text:s text:c="3"/></text:a><text:a xlink:type="simple" xlink:href="http://wiki.udacity.com/CS101%20Unit%205#CA-43639bd1ffc107c2b576a81548c387731fb2123d_2">2</text:a><text:span text:style-name="T2"> </text:span><text:bookmark text:name="CA-43639bd1ffc107c2b576a81548c387731fb2123d_2"/><text:bookmark text:name="line-2-27"/><text:span text:style-name="T2">False</text:span></text:p>
      <text:p text:style-name="Text_20_body"><text:bookmark text:name="line-790"/>&gt; As a dictionary is mutable, it can be added to and changed. Using <text:span text:style-name="Strong_20_Emphasis">elements['lithium']</text:span> <text:span text:style-name="T5">on the left</text:span> <text:tab/><text:span text:style-name="T5">hand side of an assignment</text:span> does not cause an error even though <text:span text:style-name="Strong_20_Emphasis">"lithium"</text:span> is not in the <text:tab/>dictionary. Instead it adds the <text:span text:style-name="Strong_20_Emphasis">key:value</text:span> pair <text:span text:style-name="Strong_20_Emphasis">"lithium":3</text:span> to the dictionary. </text:p>
      <text:p text:style-name="P4"><text:bookmark text:name="CA-174d6dffc020ffd85eec6a3f28d77eef7e71a948"/><text:a xlink:type="simple" xlink:href="http://wiki.udacity.com/CS101%20Unit%205#CA-174d6dffc020ffd85eec6a3f28d77eef7e71a948_1"><text:s text:c="3"/></text:a><text:a xlink:type="simple" xlink:href="http://wiki.udacity.com/CS101%20Unit%205#CA-174d6dffc020ffd85eec6a3f28d77eef7e71a948_1">1</text:a><text:span text:style-name="T2"> </text:span><text:bookmark text:name="CA-174d6dffc020ffd85eec6a3f28d77eef7e71a948_1"/><text:bookmark text:name="line-1-84"/><text:span text:style-name="T2">elements['lithium'] = 3</text:span></text:p>
      <text:p text:style-name="P4"><text:a xlink:type="simple" xlink:href="http://wiki.udacity.com/CS101%20Unit%205#CA-174d6dffc020ffd85eec6a3f28d77eef7e71a948_2"><text:s text:c="3"/></text:a><text:a xlink:type="simple" xlink:href="http://wiki.udacity.com/CS101%20Unit%205#CA-174d6dffc020ffd85eec6a3f28d77eef7e71a948_2">2</text:a><text:span text:style-name="T2"> </text:span><text:bookmark text:name="CA-174d6dffc020ffd85eec6a3f28d77eef7e71a948_2"/><text:bookmark text:name="line-2-28"/><text:span text:style-name="T2">elements['nitrogen'] = 8</text:span></text:p>
      <text:p text:style-name="P4"><text:a xlink:type="simple" xlink:href="http://wiki.udacity.com/CS101%20Unit%205#CA-174d6dffc020ffd85eec6a3f28d77eef7e71a948_3"><text:s text:c="3"/></text:a><text:a xlink:type="simple" xlink:href="http://wiki.udacity.com/CS101%20Unit%205#CA-174d6dffc020ffd85eec6a3f28d77eef7e71a948_3">3</text:a><text:span text:style-name="T2"> </text:span><text:bookmark text:name="CA-174d6dffc020ffd85eec6a3f28d77eef7e71a948_3"/><text:bookmark text:name="line-3-23"/></text:p>
      <text:p text:style-name="P4"><text:a xlink:type="simple" xlink:href="http://wiki.udacity.com/CS101%20Unit%205#CA-174d6dffc020ffd85eec6a3f28d77eef7e71a948_4"><text:s text:c="3"/></text:a><text:a xlink:type="simple" xlink:href="http://wiki.udacity.com/CS101%20Unit%205#CA-174d6dffc020ffd85eec6a3f28d77eef7e71a948_4">4</text:a><text:span text:style-name="T2"> </text:span><text:bookmark text:name="CA-174d6dffc020ffd85eec6a3f28d77eef7e71a948_4"/><text:bookmark text:name="line-4-19"/><text:span text:style-name="T2">print elements</text:span></text:p>
      <text:p text:style-name="P4"><text:a xlink:type="simple" xlink:href="http://wiki.udacity.com/CS101%20Unit%205#CA-174d6dffc020ffd85eec6a3f28d77eef7e71a948_5"><text:s text:c="3"/></text:a><text:a xlink:type="simple" xlink:href="http://wiki.udacity.com/CS101%20Unit%205#CA-174d6dffc020ffd85eec6a3f28d77eef7e71a948_5">5</text:a><text:span text:style-name="T2"> </text:span><text:bookmark text:name="CA-174d6dffc020ffd85eec6a3f28d77eef7e71a948_5"/><text:bookmark text:name="line-5-15"/><text:span text:style-name="T2">{'helium': 2, 'lithium': 3, 'hydrogen': 1, 'nitrogen': 8, 'carbon': 6}</text:span></text:p>
      <text:p text:style-name="P4"><text:a xlink:type="simple" xlink:href="http://wiki.udacity.com/CS101%20Unit%205#CA-174d6dffc020ffd85eec6a3f28d77eef7e71a948_6"><text:s text:c="3"/></text:a><text:a xlink:type="simple" xlink:href="http://wiki.udacity.com/CS101%20Unit%205#CA-174d6dffc020ffd85eec6a3f28d77eef7e71a948_6">6</text:a><text:span text:style-name="T2"> </text:span><text:bookmark text:name="CA-174d6dffc020ffd85eec6a3f28d77eef7e71a948_6"/><text:bookmark text:name="line-6-11"/></text:p>
      <text:p text:style-name="P4"><text:a xlink:type="simple" xlink:href="http://wiki.udacity.com/CS101%20Unit%205#CA-174d6dffc020ffd85eec6a3f28d77eef7e71a948_7"><text:s text:c="3"/></text:a><text:a xlink:type="simple" xlink:href="http://wiki.udacity.com/CS101%20Unit%205#CA-174d6dffc020ffd85eec6a3f28d77eef7e71a948_7">7</text:a><text:span text:style-name="T2"> </text:span><text:bookmark text:name="CA-174d6dffc020ffd85eec6a3f28d77eef7e71a948_7"/><text:bookmark text:name="line-7-10"/><text:span text:style-name="T2">print element['nitrogen']</text:span></text:p>
      <text:p text:style-name="P5"><text:a xlink:type="simple" xlink:href="http://wiki.udacity.com/CS101%20Unit%205#CA-174d6dffc020ffd85eec6a3f28d77eef7e71a948_8"><text:s text:c="3"/></text:a><text:a xlink:type="simple" xlink:href="http://wiki.udacity.com/CS101%20Unit%205#CA-174d6dffc020ffd85eec6a3f28d77eef7e71a948_8">8</text:a><text:span text:style-name="T2"> </text:span><text:bookmark text:name="CA-174d6dffc020ffd85eec6a3f28d77eef7e71a948_8"/><text:bookmark text:name="line-8-7"/><text:span text:style-name="T2">8</text:span></text:p>
      <text:p text:style-name="Text_20_body"><text:bookmark text:name="line-801"/>&gt; Although this gives the output expected, the atomic number of <text:span text:style-name="Strong_20_Emphasis">"nitrogen"</text:span> is actually 7 and not 8, <text:tab/>so it needs to be changed, by using another assignment. Since <text:span text:style-name="Strong_20_Emphasis">"nitrogen"</text:span> is already in the <text:tab/>dictionary, this time: <text:span text:style-name="T2"><text:s/></text:span></text:p>
      <text:p text:style-name="P5"><text:bookmark text:name="CA-40236ccfe1c691b70efed9655f6581a61e1ef4c7"/><text:a xlink:type="simple" xlink:href="http://wiki.udacity.com/CS101%20Unit%205#CA-40236ccfe1c691b70efed9655f6581a61e1ef4c7_1"><text:s text:c="3"/></text:a><text:a xlink:type="simple" xlink:href="http://wiki.udacity.com/CS101%20Unit%205#CA-40236ccfe1c691b70efed9655f6581a61e1ef4c7_1">1</text:a><text:span text:style-name="T2"> </text:span><text:bookmark text:name="CA-40236ccfe1c691b70efed9655f6581a61e1ef4c7_1"/><text:bookmark text:name="line-1-86"/><text:span text:style-name="T2">elements['nitrogen'] = 7</text:span></text:p>
      <text:p text:style-name="Text_20_body"><text:bookmark text:name="line-805"/><text:tab/>doesn't create a new <text:span text:style-name="Strong_20_Emphasis">key:value</text:span> pair, but instead it <text:span text:style-name="T4">updates the value associated with <text:tab/></text:span><text:span text:style-name="Strong_20_Emphasis"><text:span text:style-name="T4">"nitrogen"</text:span></text:span>. To see that, you can see print the value: </text:p>
      <text:p text:style-name="P4"><text:bookmark text:name="CA-13fd52587067c24706d37434a8bb8debccd95727"/><text:a xlink:type="simple" xlink:href="http://wiki.udacity.com/CS101%20Unit%205#CA-13fd52587067c24706d37434a8bb8debccd95727_1"><text:s text:c="3"/></text:a><text:a xlink:type="simple" xlink:href="http://wiki.udacity.com/CS101%20Unit%205#CA-13fd52587067c24706d37434a8bb8debccd95727_1">1</text:a><text:span text:style-name="T2"> </text:span><text:bookmark text:name="CA-13fd52587067c24706d37434a8bb8debccd95727_1"/><text:bookmark text:name="line-1-88"/><text:span text:style-name="T2">print element['nitrogen']</text:span></text:p>
      <text:p text:style-name="P5"><text:a xlink:type="simple" xlink:href="http://wiki.udacity.com/CS101%20Unit%205#CA-13fd52587067c24706d37434a8bb8debccd95727_2"><text:s text:c="3"/></text:a><text:a xlink:type="simple" xlink:href="http://wiki.udacity.com/CS101%20Unit%205#CA-13fd52587067c24706d37434a8bb8debccd95727_2">2</text:a><text:span text:style-name="T2"> </text:span><text:bookmark text:name="CA-13fd52587067c24706d37434a8bb8debccd95727_2"/><text:bookmark text:name="line-2-29"/><text:span text:style-name="T2">7</text:span></text:p>
      <text:p text:style-name="Text_20_body"><text:bookmark text:name="line-810"/>and the complete dictionary. </text:p>
      <text:p text:style-name="P4"><text:bookmark text:name="CA-6393c64dfab881d78ea2723e95c96fff2f4e75d3"/><text:a xlink:type="simple" xlink:href="http://wiki.udacity.com/CS101%20Unit%205#CA-6393c64dfab881d78ea2723e95c96fff2f4e75d3_1"><text:s text:c="3"/></text:a><text:a xlink:type="simple" xlink:href="http://wiki.udacity.com/CS101%20Unit%205#CA-6393c64dfab881d78ea2723e95c96fff2f4e75d3_1">1</text:a><text:span text:style-name="T2"> </text:span><text:bookmark text:name="CA-6393c64dfab881d78ea2723e95c96fff2f4e75d3_1"/><text:bookmark text:name="line-1-90"/><text:span text:style-name="T2">print elements</text:span></text:p>
      <text:p text:style-name="P5"><text:a xlink:type="simple" xlink:href="http://wiki.udacity.com/CS101%20Unit%205#CA-6393c64dfab881d78ea2723e95c96fff2f4e75d3_2"><text:s text:c="3"/></text:a><text:a xlink:type="simple" xlink:href="http://wiki.udacity.com/CS101%20Unit%205#CA-6393c64dfab881d78ea2723e95c96fff2f4e75d3_2">2</text:a><text:span text:style-name="T2"> </text:span><text:bookmark text:name="CA-6393c64dfab881d78ea2723e95c96fff2f4e75d3_2"/><text:bookmark text:name="line-2-30"/><text:span text:style-name="T2">{'helium': 2, 'lithium': 3, 'hydrogen': 1, 'nitrogen': 7, 'carbon': 6}</text:span></text:p>
      <text:p text:style-name="Standard"><text:bookmark text:name="line-815"/><text:bookmark text:name="line-816"/><text:bookmark text:name="Quiz:_Population"/>-<text:span text:style-name="T1">Quiz 18: Population</text:span><text:bookmark text:name="line-817"/><text:bookmark text:name="line-818"/><text:span text:style-name="T1"> – </text:span>Define a dictionary, population, that provides information on the world's <text:tab/>largest cities. The key is the name of a city (a string), and the associated value is its <text:tab/>population in millions.<text:bookmark text:name="line-819"/><text:bookmark text:name="line-820"/></text:p>
      <text:p text:style-name="Standard"><text:tab/><text:tab/>Shanghai 17.8 <text:line-break/><text:bookmark text:name="line-821"/><text:tab/><text:tab/>Istanbul 13.3 <text:line-break/><text:bookmark text:name="line-822"/><text:tab/><text:tab/>Karachi 13.0 <text:line-break/><text:bookmark text:name="line-823"/><text:tab/><text:tab/>Mumbai 12.5 <text:bookmark text:name="line-824"/><text:bookmark text:name="line-825"/></text:p>
      <text:p text:style-name="Standard"><text:tab/>If you don't happen to live in one of those cities, you might also like to add your hometown <text:tab/>and its population or any other cities you might be interested in. If you define your <text:tab/>dictionary correctly, you should be able to test it using print population['Mumbai'] for which <text:tab/>you should get the output 12.5.<text:bookmark text:name="line-826"/><text:bookmark text:name="line-827"/></text:p>
      <text:p text:style-name="Standard"/>
      <text:p text:style-name="P2"><text:bookmark text:name="line-828"/><text:bookmark text:name="line-829"/>population = {'Shanghai':17.8,'Istanbul':13.3,'Karachi':13.0,'Mumbai':12.5}</text:p>
      <text:p text:style-name="P2"><text:soft-page-break/>print population['Mumbai']</text:p>
      <text:p text:style-name="P2">&gt;&gt;&gt;12.5<office:annotation><dc:creator>Unknown Author</dc:creator><dc:date>2012-07-03T13:24:15.41</dc:date><text:p text:style-name="P8"><text:span text:style-name="T7">The original code worked great</text:span></text:p></office:annotation></text:p>
      <text:p text:style-name="P2"/>
      <text:p text:style-name="P2">population['Musselburgh'] = 21.0<office:annotation><dc:creator>Unknown Author</dc:creator><dc:date>2012-07-03T13:24:30.41</dc:date><text:p text:style-name="P8"><text:span text:style-name="T7">But when I tried to add Musselburgh, the numbers for the other populations changed – note how they're different, too, depending on whether Musselburgh is 21.0 or 21.9</text:span></text:p></office:annotation></text:p>
      <text:p text:style-name="P2">print population</text:p>
      <text:p text:style-name="P2">&gt;&gt;&gt;{'Karachi': 13.0, 'Musselburgh': 21.0, 'Shanghai': 17.800000000000001<office:annotation><dc:creator>Unknown Author</dc:creator><dc:date>2012-07-03T13:42:19.42</dc:date><text:p text:style-name="P8"><text:span text:style-name="T7">Print population['Shanghai'] still yields 17.8, though</text:span></text:p></office:annotation>, &gt;&gt;&gt;'Istanbul':13.300000000000001, 'Mumbai': 12.5}</text:p>
      <text:p text:style-name="P2"><text:s/></text:p>
      <text:p text:style-name="P2">population['Musselburgh'] = 21.9</text:p>
      <text:p text:style-name="P2">print population</text:p>
      <text:p text:style-name="Standard"><text:span text:style-name="T6">&gt;&gt;&gt;{'Karachi': 13.0, 'Musselburgh': 21.899999999999999, 'Shanghai': 17.800000000000001, 'Istanbul': 13.300000000000001, 'Mumbai': 12.5} </text:span></text:p>
      <text:p text:style-name="Standard"/>
      <text:p text:style-name="P1"><text:bookmark text:name="A_Noble_Gas"/>-A Noble Gas</text:p>
      <text:p text:style-name="Standard"><text:bookmark text:name="line-830"/><text:bookmark text:name="line-831"/>&gt; Now to return to the elements dictionary, but this time, to make it more interesting. The chemical <text:tab/>element dictionary from earlier just contains elements and their atomic numbers. </text:p>
      <text:p text:style-name="P4"><text:bookmark text:name="CA-8d925c4c0dfbbf15dc9885d1d04c5fe4ce335dd3"/><text:a xlink:type="simple" xlink:href="http://wiki.udacity.com/CS101%20Unit%205#CA-8d925c4c0dfbbf15dc9885d1d04c5fe4ce335dd3_1"><text:s text:c="3"/></text:a><text:a xlink:type="simple" xlink:href="http://wiki.udacity.com/CS101%20Unit%205#CA-8d925c4c0dfbbf15dc9885d1d04c5fe4ce335dd3_1">1</text:a><text:span text:style-name="T2"> </text:span><text:bookmark text:name="CA-8d925c4c0dfbbf15dc9885d1d04c5fe4ce335dd3_1"/><text:bookmark text:name="line-1-92"/><text:span text:style-name="T2">elements = { 'hydrogen': 1, 'helium': 2, 'carbon': 6 }</text:span></text:p>
      <text:p text:style-name="P4"><text:a xlink:type="simple" xlink:href="http://wiki.udacity.com/CS101%20Unit%205#CA-8d925c4c0dfbbf15dc9885d1d04c5fe4ce335dd3_2"><text:s text:c="3"/></text:a><text:a xlink:type="simple" xlink:href="http://wiki.udacity.com/CS101%20Unit%205#CA-8d925c4c0dfbbf15dc9885d1d04c5fe4ce335dd3_2">2</text:a><text:span text:style-name="T2"> </text:span><text:bookmark text:name="CA-8d925c4c0dfbbf15dc9885d1d04c5fe4ce335dd3_2"/><text:bookmark text:name="line-2-31"/></text:p>
      <text:p text:style-name="P4"><text:a xlink:type="simple" xlink:href="http://wiki.udacity.com/CS101%20Unit%205#CA-8d925c4c0dfbbf15dc9885d1d04c5fe4ce335dd3_3"><text:s text:c="3"/></text:a><text:a xlink:type="simple" xlink:href="http://wiki.udacity.com/CS101%20Unit%205#CA-8d925c4c0dfbbf15dc9885d1d04c5fe4ce335dd3_3">3</text:a><text:span text:style-name="T2"> </text:span><text:bookmark text:name="CA-8d925c4c0dfbbf15dc9885d1d04c5fe4ce335dd3_3"/><text:bookmark text:name="line-3-24"/><text:span text:style-name="T2">elements['lithium'] = 3</text:span></text:p>
      <text:p text:style-name="P4"><text:a xlink:type="simple" xlink:href="http://wiki.udacity.com/CS101%20Unit%205#CA-8d925c4c0dfbbf15dc9885d1d04c5fe4ce335dd3_4"><text:s text:c="3"/></text:a><text:a xlink:type="simple" xlink:href="http://wiki.udacity.com/CS101%20Unit%205#CA-8d925c4c0dfbbf15dc9885d1d04c5fe4ce335dd3_4">4</text:a><text:span text:style-name="T2"> </text:span><text:bookmark text:name="CA-8d925c4c0dfbbf15dc9885d1d04c5fe4ce335dd3_4"/><text:bookmark text:name="line-4-20"/><text:span text:style-name="T2">elements['nitrogen'] = 8</text:span></text:p>
      <text:p text:style-name="P4"><text:a xlink:type="simple" xlink:href="http://wiki.udacity.com/CS101%20Unit%205#CA-8d925c4c0dfbbf15dc9885d1d04c5fe4ce335dd3_5"><text:s text:c="3"/></text:a><text:a xlink:type="simple" xlink:href="http://wiki.udacity.com/CS101%20Unit%205#CA-8d925c4c0dfbbf15dc9885d1d04c5fe4ce335dd3_5">5</text:a><text:span text:style-name="T2"> </text:span><text:bookmark text:name="CA-8d925c4c0dfbbf15dc9885d1d04c5fe4ce335dd3_5"/><text:bookmark text:name="line-5-16"/></text:p>
      <text:p text:style-name="P4"><text:a xlink:type="simple" xlink:href="http://wiki.udacity.com/CS101%20Unit%205#CA-8d925c4c0dfbbf15dc9885d1d04c5fe4ce335dd3_6"><text:s text:c="3"/></text:a><text:a xlink:type="simple" xlink:href="http://wiki.udacity.com/CS101%20Unit%205#CA-8d925c4c0dfbbf15dc9885d1d04c5fe4ce335dd3_6">6</text:a><text:span text:style-name="T2"> </text:span><text:bookmark text:name="CA-8d925c4c0dfbbf15dc9885d1d04c5fe4ce335dd3_6"/><text:bookmark text:name="line-6-12"/><text:span text:style-name="T2">print elements['nitrogen']</text:span></text:p>
      <text:p text:style-name="P4"><text:a xlink:type="simple" xlink:href="http://wiki.udacity.com/CS101%20Unit%205#CA-8d925c4c0dfbbf15dc9885d1d04c5fe4ce335dd3_7"><text:s text:c="3"/></text:a><text:a xlink:type="simple" xlink:href="http://wiki.udacity.com/CS101%20Unit%205#CA-8d925c4c0dfbbf15dc9885d1d04c5fe4ce335dd3_7">7</text:a><text:span text:style-name="T2"> </text:span><text:bookmark text:name="CA-8d925c4c0dfbbf15dc9885d1d04c5fe4ce335dd3_7"/><text:bookmark text:name="line-7-11"/><text:span text:style-name="T2">elements['nitrogen'] = 7</text:span></text:p>
      <text:p text:style-name="P5"><text:a xlink:type="simple" xlink:href="http://wiki.udacity.com/CS101%20Unit%205#CA-8d925c4c0dfbbf15dc9885d1d04c5fe4ce335dd3_8"><text:s text:c="3"/></text:a><text:a xlink:type="simple" xlink:href="http://wiki.udacity.com/CS101%20Unit%205#CA-8d925c4c0dfbbf15dc9885d1d04c5fe4ce335dd3_8">8</text:a><text:span text:style-name="T2"> </text:span><text:bookmark text:name="CA-8d925c4c0dfbbf15dc9885d1d04c5fe4ce335dd3_8"/><text:bookmark text:name="line-8-8"/><text:span text:style-name="T2">print elements['nitrogen']</text:span></text:p>
      <text:p text:style-name="Standard"><text:bookmark text:name="line-842"/>&gt; the associated values don't have to be numbers or strings. They can be anything you want – even <text:tab/> other dictionaries. </text:p>
      <text:p text:style-name="Standard"><text:tab/>&gt;&gt; The next example will have atomic symbols as keys with associated values which are <text:tab/><text:tab/>dictionaries. </text:p>
      <text:p text:style-name="Standard"><text:tab/>&gt;&gt; First, an empty dictionary is created and then hydrogen, with key "H" and helium, with <text:tab/><text:tab/>key "He" are added to it. </text:p>
      <text:p text:style-name="P4"><text:bookmark text:name="CA-2b040f93d9023a9a14a850a9deb3d2636ded5878"/><text:a xlink:type="simple" xlink:href="http://wiki.udacity.com/CS101%20Unit%205#CA-2b040f93d9023a9a14a850a9deb3d2636ded5878_1"><text:s text:c="3"/></text:a><text:a xlink:type="simple" xlink:href="http://wiki.udacity.com/CS101%20Unit%205#CA-2b040f93d9023a9a14a850a9deb3d2636ded5878_1">1</text:a><text:span text:style-name="T2"> </text:span><text:bookmark text:name="CA-2b040f93d9023a9a14a850a9deb3d2636ded5878_1"/><text:bookmark text:name="line-1-94"/><text:span text:style-name="T2">elements = {}</text:span></text:p>
      <text:p text:style-name="P4"><text:a xlink:type="simple" xlink:href="http://wiki.udacity.com/CS101%20Unit%205#CA-2b040f93d9023a9a14a850a9deb3d2636ded5878_2"><text:s text:c="3"/></text:a><text:a xlink:type="simple" xlink:href="http://wiki.udacity.com/CS101%20Unit%205#CA-2b040f93d9023a9a14a850a9deb3d2636ded5878_2">2</text:a><text:span text:style-name="T2"> </text:span><text:bookmark text:name="CA-2b040f93d9023a9a14a850a9deb3d2636ded5878_2"/><text:bookmark text:name="line-2-32"/><text:span text:style-name="T2">elements['H'] = {'name': 'Hydrogen', 'number': 1, 'weight': 1.00794</text:span><text:span text:style-name="T2"><office:annotation><dc:creator>Unknown Author</dc:creator><dc:date>2012-07-03T13:50:42.43</dc:date><text:p text:style-name="P8"><text:span text:style-name="T8">Here, the value is a dictionary that provides information about the keyword</text:span></text:p></office:annotation></text:span><text:span text:style-name="T2">}</text:span></text:p>
      <text:p text:style-name="P4"><text:a xlink:type="simple" xlink:href="http://wiki.udacity.com/CS101%20Unit%205#CA-2b040f93d9023a9a14a850a9deb3d2636ded5878_3"><text:s text:c="3"/></text:a><text:a xlink:type="simple" xlink:href="http://wiki.udacity.com/CS101%20Unit%205#CA-2b040f93d9023a9a14a850a9deb3d2636ded5878_3">3</text:a><text:span text:style-name="T2"> </text:span><text:bookmark text:name="CA-2b040f93d9023a9a14a850a9deb3d2636ded5878_3"/><text:bookmark text:name="line-3-25"/><text:span text:style-name="T2">elements['He'] = {'name': 'Helium', 'number': 2, 'weight': 4.002602,</text:span></text:p>
      <text:p text:style-name="P5"><text:a xlink:type="simple" xlink:href="http://wiki.udacity.com/CS101%20Unit%205#CA-2b040f93d9023a9a14a850a9deb3d2636ded5878_4"><text:s text:c="3"/></text:a><text:a xlink:type="simple" xlink:href="http://wiki.udacity.com/CS101%20Unit%205#CA-2b040f93d9023a9a14a850a9deb3d2636ded5878_4">4</text:a><text:span text:style-name="T2"> </text:span><text:bookmark text:name="CA-2b040f93d9023a9a14a850a9deb3d2636ded5878_4"/><text:bookmark text:name="line-4-21"/><text:span text:style-name="T2"><text:s text:c="16"/>'noble gas': True</text:span><text:span text:style-name="T2"><office:annotation><dc:creator>Unknown Author</dc:creator><dc:date>2012-07-03T13:51:33.43</dc:date><text:p text:style-name="P8"><text:span text:style-name="T8">Helium's dictionary contains an additional element identifying it as a noble gas</text:span></text:p></office:annotation></text:span><text:span text:style-name="T2">}</text:span></text:p>
      <text:p text:style-name="Text_20_body"><text:bookmark text:name="line-849"/><text:bookmark text:name="line-850"/>&gt; The code: </text:p>
      <text:p text:style-name="P5"><text:bookmark text:name="CA-d6ba5d1f0d60fd23b2802306697ac6a86a3ba368"/><text:a xlink:type="simple" xlink:href="http://wiki.udacity.com/CS101%20Unit%205#CA-d6ba5d1f0d60fd23b2802306697ac6a86a3ba368_1"><text:s text:c="3"/></text:a><text:a xlink:type="simple" xlink:href="http://wiki.udacity.com/CS101%20Unit%205#CA-d6ba5d1f0d60fd23b2802306697ac6a86a3ba368_1">1</text:a><text:span text:style-name="T2"> </text:span><text:bookmark text:name="CA-d6ba5d1f0d60fd23b2802306697ac6a86a3ba368_1"/><text:bookmark text:name="line-1-96"/><text:span text:style-name="T2">elements['H'] = {'name': 'Hydrogen', 'number': 1, 'weight': 1.00794}</text:span></text:p>
      <text:p text:style-name="Standard"><text:bookmark text:name="line-854"/><text:span text:style-name="T2"><text:tab/></text:span>sets"H" as the key, with its associated value being the three-element dictionary {'name': <text:tab/><text:tab/>'Hydrogen', 'number': 1, 'weight': 1.00794}. This dictionary has three key-value pair entries <text:tab/>with the keys <text:tab/>"name", "number" and "weight". </text:p>
      <text:p text:style-name="Standard"><text:tab/>&gt;&gt; For helium, "He" is the key and a dictionary containing the same keys as "H" but with an <text:tab/><text:tab/>extra entry which has key "noble gas" and value True.</text:p>
      <text:p text:style-name="Standard"><text:bookmark text:name="line-855"/><text:bookmark text:name="line-856"/></text:p>
      <text:p text:style-name="Standard">&gt; The dictionary of key:value pairs, <text:span text:style-name="T1">atomic_symbol:{dictionary}</text:span> is shown below. </text:p>
      <text:p text:style-name="P4"><text:bookmark text:name="CA-606ddeaf6bdde40a8ef14a41c85fb8c21b3ca34b"/><text:a xlink:type="simple" xlink:href="http://wiki.udacity.com/CS101%20Unit%205#CA-606ddeaf6bdde40a8ef14a41c85fb8c21b3ca34b_1"><text:s text:c="3"/></text:a><text:a xlink:type="simple" xlink:href="http://wiki.udacity.com/CS101%20Unit%205#CA-606ddeaf6bdde40a8ef14a41c85fb8c21b3ca34b_1">1</text:a><text:span text:style-name="T2"> </text:span><text:bookmark text:name="CA-606ddeaf6bdde40a8ef14a41c85fb8c21b3ca34b_1"/><text:bookmark text:name="line-1-98"/><text:span text:style-name="T2">print elements</text:span></text:p>
      <text:p text:style-name="P4"><text:a xlink:type="simple" xlink:href="http://wiki.udacity.com/CS101%20Unit%205#CA-606ddeaf6bdde40a8ef14a41c85fb8c21b3ca34b_2"><text:s text:c="3"/></text:a><text:a xlink:type="simple" xlink:href="http://wiki.udacity.com/CS101%20Unit%205#CA-606ddeaf6bdde40a8ef14a41c85fb8c21b3ca34b_2">2</text:a><text:span text:style-name="T2"> </text:span><text:bookmark text:name="CA-606ddeaf6bdde40a8ef14a41c85fb8c21b3ca34b_2"/><text:bookmark text:name="line-2-33"/><text:span text:style-name="T2">{'H': {'name': 'Hydrogen', 'weight': 1.00794, 'number': 1},</text:span></text:p>
      <text:p text:style-name="P5"><text:a xlink:type="simple" xlink:href="http://wiki.udacity.com/CS101%20Unit%205#CA-606ddeaf6bdde40a8ef14a41c85fb8c21b3ca34b_3"><text:s text:c="3"/></text:a><text:a xlink:type="simple" xlink:href="http://wiki.udacity.com/CS101%20Unit%205#CA-606ddeaf6bdde40a8ef14a41c85fb8c21b3ca34b_3">3</text:a><text:span text:style-name="T2"> </text:span><text:bookmark text:name="CA-606ddeaf6bdde40a8ef14a41c85fb8c21b3ca34b_3"/><text:bookmark text:name="line-3-26"/><text:span text:style-name="T2">'He': {'noble gas': True, 'name': 'Helium', 'weight': 4.002602, 'number': 2}}</text:span></text:p>
      <text:p text:style-name="Text_20_body"><text:bookmark text:name="line-862"/>&gt; To see the element hydrogen, look up its key which is 'H'. </text:p>
      <text:p text:style-name="P4"><text:bookmark text:name="CA-6c1293886808ef12ee38c130defcc3d20fa65624"/><text:a xlink:type="simple" xlink:href="http://wiki.udacity.com/CS101%20Unit%205#CA-6c1293886808ef12ee38c130defcc3d20fa65624_1"><text:s text:c="3"/></text:a><text:a xlink:type="simple" xlink:href="http://wiki.udacity.com/CS101%20Unit%205#CA-6c1293886808ef12ee38c130defcc3d20fa65624_1">1</text:a><text:span text:style-name="T2"> </text:span><text:bookmark text:name="CA-6c1293886808ef12ee38c130defcc3d20fa65624_1"/><text:bookmark text:name="line-1-100"/><text:span text:style-name="T2">print elements['H']</text:span></text:p>
      <text:p text:style-name="P5"><text:a xlink:type="simple" xlink:href="http://wiki.udacity.com/CS101%20Unit%205#CA-6c1293886808ef12ee38c130defcc3d20fa65624_2"><text:s text:c="3"/></text:a><text:a xlink:type="simple" xlink:href="http://wiki.udacity.com/CS101%20Unit%205#CA-6c1293886808ef12ee38c130defcc3d20fa65624_2">2</text:a><text:span text:style-name="T2"> </text:span><text:bookmark text:name="CA-6c1293886808ef12ee38c130defcc3d20fa65624_2"/><text:bookmark text:name="line-2-34"/><text:span text:style-name="T2">{'name': 'Hydrogen', 'weight': 1.00794, 'number': 1}</text:span></text:p>
      <text:p text:style-name="Text_20_body"><text:bookmark text:name="line-867"/>&gt; Note that the elements appear in a different order from the order they were input as <text:span text:style-name="Strong_20_Emphasis">elements['H']</text:span> <text:tab/>is a dictionary.<text:bookmark text:name="line-868"/><text:bookmark text:name="line-869"/></text:p>
      <text:p text:style-name="Text_20_body"><text:soft-page-break/>&gt; To look up the name of the element with symbol H, use: </text:p>
      <text:p text:style-name="P4"><text:bookmark text:name="CA-9c17cbfcd65d0d1f9ad0a218b9d8d3f3e5acc2c8"/><text:a xlink:type="simple" xlink:href="http://wiki.udacity.com/CS101%20Unit%205#CA-9c17cbfcd65d0d1f9ad0a218b9d8d3f3e5acc2c8_1"><text:s text:c="3"/></text:a><text:a xlink:type="simple" xlink:href="http://wiki.udacity.com/CS101%20Unit%205#CA-9c17cbfcd65d0d1f9ad0a218b9d8d3f3e5acc2c8_1">1</text:a><text:span text:style-name="T2"> </text:span><text:bookmark text:name="CA-9c17cbfcd65d0d1f9ad0a218b9d8d3f3e5acc2c8_1"/><text:bookmark text:name="line-1-102"/><text:span text:style-name="T2">print elements['H']['name']</text:span><text:span text:style-name="T2"><office:annotation><dc:creator>Unknown Author</dc:creator><dc:date>2012-07-03T13:53:26.45</dc:date><text:p text:style-name="P8"><text:span text:style-name="T8">Note this way of “indexing” dictionaries by keywords – this prints the value associated with the keyword 'name'</text:span></text:p></office:annotation></text:span></text:p>
      <text:p text:style-name="P5"><text:a xlink:type="simple" xlink:href="http://wiki.udacity.com/CS101%20Unit%205#CA-9c17cbfcd65d0d1f9ad0a218b9d8d3f3e5acc2c8_2"><text:s text:c="3"/></text:a><text:a xlink:type="simple" xlink:href="http://wiki.udacity.com/CS101%20Unit%205#CA-9c17cbfcd65d0d1f9ad0a218b9d8d3f3e5acc2c8_2">2</text:a><text:span text:style-name="T2"> </text:span><text:bookmark text:name="CA-9c17cbfcd65d0d1f9ad0a218b9d8d3f3e5acc2c8_2"/><text:bookmark text:name="line-2-35"/><text:span text:style-name="T2">Hydrogen</text:span></text:p>
      <text:p text:style-name="Standard"><text:bookmark text:name="line-874"/><text:span text:style-name="T2"><text:tab/></text:span>where elements['H'] is itself a dictionary and "name" is one of its keys.<text:bookmark text:name="line-875"/><text:bookmark text:name="line-876"/></text:p>
      <text:p text:style-name="Standard">&gt;You could also look up the weights of hydrogen and of helium, or check if helium is a noble gas. </text:p>
      <text:p text:style-name="P4"><text:bookmark text:name="CA-c589c5111be0365cbad261e431c528d660c7c030"/><text:a xlink:type="simple" xlink:href="http://wiki.udacity.com/CS101%20Unit%205#CA-c589c5111be0365cbad261e431c528d660c7c030_1"><text:s text:c="3"/></text:a><text:a xlink:type="simple" xlink:href="http://wiki.udacity.com/CS101%20Unit%205#CA-c589c5111be0365cbad261e431c528d660c7c030_1">1</text:a><text:span text:style-name="T2"> </text:span><text:bookmark text:name="CA-c589c5111be0365cbad261e431c528d660c7c030_1"/><text:bookmark text:name="line-1-104"/><text:span text:style-name="T2">print elements['H']['weight']</text:span></text:p>
      <text:p text:style-name="P4"><text:a xlink:type="simple" xlink:href="http://wiki.udacity.com/CS101%20Unit%205#CA-c589c5111be0365cbad261e431c528d660c7c030_2"><text:s text:c="3"/></text:a><text:a xlink:type="simple" xlink:href="http://wiki.udacity.com/CS101%20Unit%205#CA-c589c5111be0365cbad261e431c528d660c7c030_2">2</text:a><text:span text:style-name="T2"> </text:span><text:bookmark text:name="CA-c589c5111be0365cbad261e431c528d660c7c030_2"/><text:bookmark text:name="line-2-36"/><text:span text:style-name="T2">1.00794</text:span></text:p>
      <text:p text:style-name="P4"><text:a xlink:type="simple" xlink:href="http://wiki.udacity.com/CS101%20Unit%205#CA-c589c5111be0365cbad261e431c528d660c7c030_3"><text:s text:c="3"/></text:a><text:a xlink:type="simple" xlink:href="http://wiki.udacity.com/CS101%20Unit%205#CA-c589c5111be0365cbad261e431c528d660c7c030_3">3</text:a><text:span text:style-name="T2"> </text:span><text:bookmark text:name="CA-c589c5111be0365cbad261e431c528d660c7c030_3"/><text:bookmark text:name="line-3-27"/><text:span text:style-name="T2">print elements['He']['weight']</text:span></text:p>
      <text:p text:style-name="P4"><text:a xlink:type="simple" xlink:href="http://wiki.udacity.com/CS101%20Unit%205#CA-c589c5111be0365cbad261e431c528d660c7c030_4"><text:s text:c="3"/></text:a><text:a xlink:type="simple" xlink:href="http://wiki.udacity.com/CS101%20Unit%205#CA-c589c5111be0365cbad261e431c528d660c7c030_4">4</text:a><text:span text:style-name="T2"> </text:span><text:bookmark text:name="CA-c589c5111be0365cbad261e431c528d660c7c030_4"/><text:bookmark text:name="line-4-22"/><text:span text:style-name="T2">4.002602</text:span></text:p>
      <text:p text:style-name="P4"><text:a xlink:type="simple" xlink:href="http://wiki.udacity.com/CS101%20Unit%205#CA-c589c5111be0365cbad261e431c528d660c7c030_5"><text:s text:c="3"/></text:a><text:a xlink:type="simple" xlink:href="http://wiki.udacity.com/CS101%20Unit%205#CA-c589c5111be0365cbad261e431c528d660c7c030_5">5</text:a><text:span text:style-name="T2"> </text:span><text:bookmark text:name="CA-c589c5111be0365cbad261e431c528d660c7c030_5"/><text:bookmark text:name="line-5-17"/><text:span text:style-name="T2">print elements['He']['noble gas']</text:span></text:p>
      <text:p text:style-name="P5"><text:a xlink:type="simple" xlink:href="http://wiki.udacity.com/CS101%20Unit%205#CA-c589c5111be0365cbad261e431c528d660c7c030_6"><text:s text:c="3"/></text:a><text:a xlink:type="simple" xlink:href="http://wiki.udacity.com/CS101%20Unit%205#CA-c589c5111be0365cbad261e431c528d660c7c030_6">6</text:a><text:span text:style-name="T2"> </text:span><text:bookmark text:name="CA-c589c5111be0365cbad261e431c528d660c7c030_6"/><text:bookmark text:name="line-6-13"/><text:span text:style-name="T2">True</text:span></text:p>
      <text:p text:style-name="Text_20_body"><text:bookmark text:name="line-885"/>&gt;What happens if you try to check whether hydrogen is a noble gas? <text:bookmark text:name="line-886"/><text:bookmark text:name="line-887"/><text:bookmark text:name="line-888"/><text:bookmark text:name="line-889"/><text:bookmark text:name="line-890"/><text:bookmark text:name="line-891"/><text:bookmark text:name="line-892"/><text:bookmark text:name="line-1-105"/></text:p>
      <text:p text:style-name="P6"><text:a xlink:type="simple" xlink:href="http://wiki.udacity.com/CS101%20Unit%205#">Toggle line numbers</text:a><text:span text:style-name="T2"> </text:span></text:p>
      <text:p text:style-name="P4"><text:bookmark text:name="CA-c03cac9b26b8d164e5f79b81b21b3e2df5a757e4"/><text:a xlink:type="simple" xlink:href="http://wiki.udacity.com/CS101%20Unit%205#CA-c03cac9b26b8d164e5f79b81b21b3e2df5a757e4_1"><text:s text:c="3"/></text:a><text:a xlink:type="simple" xlink:href="http://wiki.udacity.com/CS101%20Unit%205#CA-c03cac9b26b8d164e5f79b81b21b3e2df5a757e4_1">1</text:a><text:span text:style-name="T2"> </text:span><text:bookmark text:name="CA-c03cac9b26b8d164e5f79b81b21b3e2df5a757e4_1"/><text:bookmark text:name="line-1-106"/><text:span text:style-name="T2">print elements['H']['noble gas']</text:span></text:p>
      <text:p text:style-name="P4"><text:a xlink:type="simple" xlink:href="http://wiki.udacity.com/CS101%20Unit%205#CA-c03cac9b26b8d164e5f79b81b21b3e2df5a757e4_2"><text:s text:c="3"/></text:a><text:a xlink:type="simple" xlink:href="http://wiki.udacity.com/CS101%20Unit%205#CA-c03cac9b26b8d164e5f79b81b21b3e2df5a757e4_2">2</text:a><text:span text:style-name="T2"> </text:span><text:bookmark text:name="CA-c03cac9b26b8d164e5f79b81b21b3e2df5a757e4_2"/><text:bookmark text:name="line-2-37"/><text:span text:style-name="T2">Traceback (most recent call last):</text:span></text:p>
      <text:p text:style-name="P4"><text:a xlink:type="simple" xlink:href="http://wiki.udacity.com/CS101%20Unit%205#CA-c03cac9b26b8d164e5f79b81b21b3e2df5a757e4_3"><text:s text:c="3"/></text:a><text:a xlink:type="simple" xlink:href="http://wiki.udacity.com/CS101%20Unit%205#CA-c03cac9b26b8d164e5f79b81b21b3e2df5a757e4_3">3</text:a><text:span text:style-name="T2"> </text:span><text:bookmark text:name="CA-c03cac9b26b8d164e5f79b81b21b3e2df5a757e4_3"/><text:bookmark text:name="line-3-28"/><text:span text:style-name="T2"><text:s/>File "C:\Users\Sarah\Documents\courses\python\dummy.py", line 11, in &lt;module&gt;</text:span></text:p>
      <text:p text:style-name="P4"><text:a xlink:type="simple" xlink:href="http://wiki.udacity.com/CS101%20Unit%205#CA-c03cac9b26b8d164e5f79b81b21b3e2df5a757e4_4"><text:s text:c="3"/></text:a><text:a xlink:type="simple" xlink:href="http://wiki.udacity.com/CS101%20Unit%205#CA-c03cac9b26b8d164e5f79b81b21b3e2df5a757e4_4">4</text:a><text:span text:style-name="T2"> </text:span><text:bookmark text:name="CA-c03cac9b26b8d164e5f79b81b21b3e2df5a757e4_4"/><text:bookmark text:name="line-4-23"/><text:span text:style-name="T2"><text:s text:c="8"/>print elements['H']['noble gas']</text:span></text:p>
      <text:p text:style-name="P5"><text:a xlink:type="simple" xlink:href="http://wiki.udacity.com/CS101%20Unit%205#CA-c03cac9b26b8d164e5f79b81b21b3e2df5a757e4_5"><text:s text:c="3"/></text:a><text:a xlink:type="simple" xlink:href="http://wiki.udacity.com/CS101%20Unit%205#CA-c03cac9b26b8d164e5f79b81b21b3e2df5a757e4_5">5</text:a><text:span text:style-name="T2"> </text:span><text:bookmark text:name="CA-c03cac9b26b8d164e5f79b81b21b3e2df5a757e4_5"/><text:bookmark text:name="line-5-18"/><text:span text:style-name="T2">KeyError: 'noble gas'</text:span></text:p>
      <text:p text:style-name="P7"><text:tab/>&gt;&gt;It's the same error as for the attempted lookup of lithium in the dictionary of elements <text:tab/><text:tab/>which didn't include it. It tries to look up the key <text:span text:style-name="Strong_20_Emphasis">"noble gas,"</text:span> but it doesn't exist in <text:tab/><text:tab/>the dictionary which is associated with the key <text:span text:style-name="Strong_20_Emphasis">"H"</text:span>. </text:p>
      <text:p text:style-name="Text_20_body">LTP dictionary info in Wk 7 notes from LTP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07:32:58.38</meta:creation-date>
    <dc:date>2013-03-08T12:53:23.91</dc:date>
    <meta:editing-duration>PT1H27M24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4" meta:paragraph-count="109" meta:word-count="1353" meta:character-count="8300"/>
  </office:meta>
</office:document-meta>
</file>